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700000127F555BABB90DA68DB.png" manifest:media-type="image/png"/>
  <manifest:file-entry manifest:full-path="Pictures/1000000100000080000000802E20980D8C405F5F.png" manifest:media-type="image/png"/>
  <manifest:file-entry manifest:full-path="Pictures/10000001000000900000009082BDF1D493FF6C2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111111" draw:marker-start-width="0.228cm" draw:marker-end-width="0.228cm" draw:fill="none" loext:fill-use-slide-background="false" draw:textarea-horizontal-align="justify" draw:textarea-vertical-align="middle" draw:auto-grow-height="false" fo:min-height="2.45cm" fo:min-width="18.5cm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width="0cm" svg:stroke-color="#dddddd" draw:fill-color="#eeeeee" draw:textarea-horizontal-align="justify" draw:textarea-vertical-align="middle" draw:auto-grow-height="false" fo:min-height="3.25cm" fo:min-width="18.5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6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9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71cm"/>
      <style:paragraph-properties style:writing-mode="lr-tb"/>
    </style:style>
    <style:style style:name="gr7" style:family="graphic" style:parent-style-name="standard">
      <style:graphic-properties draw:stroke="none" draw:fill="none" fo:min-height="0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333333" loext:opacity="100%" loext:color-lum-mod="100%" loext:color-lum-off="0%" style:font-name="DejaVu Serif"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fo:color="#333333" loext:opacity="100%" loext:color-lum-mod="100%" loext:color-lum-off="0%" style:font-name="DejaVu Serif" fo:font-size="11pt" style:font-size-asian="11pt" style:font-size-complex="11pt"/>
    </style:style>
    <style:style style:name="P5" style:family="paragraph">
      <loext:graphic-properties draw:fill="none" draw:fill-color="#ffffff"/>
      <style:paragraph-properties style:writing-mode="lr-tb"/>
      <style:text-properties style:font-name="DejaVu Serif" fo:font-size="14pt" style:font-size-asian="14pt" style:font-size-complex="14pt"/>
    </style:style>
    <style:style style:name="P6" style:family="paragraph">
      <loext:graphic-properties draw:fill="none"/>
      <style:paragraph-properties style:writing-mode="lr-tb"/>
      <style:text-properties fo:color="#808080" loext:opacity="100%" loext:color-lum-mod="100%" loext:color-lum-off="0%" fo:font-size="10pt" fo:font-style="italic" style:font-size-asian="10pt" style:font-style-asian="italic" style:font-size-complex="10pt" style:font-style-complex="italic"/>
    </style:style>
    <style:style style:name="T1" style:family="text">
      <style:text-properties fo:color="#333333" loext:opacity="100%" style:font-name="DejaVu Serif" fo:font-size="10pt" style:font-size-asian="10pt" style:font-size-complex="10pt"/>
    </style:style>
    <style:style style:name="T2" style:family="text">
      <style:text-properties fo:color="#333333" loext:opacity="100%" style:font-name="DejaVu Serif" fo:font-size="10.5pt" style:font-size-asian="10.5pt" style:font-size-complex="10.5pt"/>
    </style:style>
    <style:style style:name="T3" style:family="text">
      <style:text-properties style:font-name="DejaVu Serif" fo:font-size="13pt" style:font-size-asian="13pt" style:font-size-complex="13pt"/>
    </style:style>
    <style:style style:name="T4" style:family="text">
      <style:text-properties fo:color="#808080" loext:opacity="100%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.7cm" svg:x="1cm" svg:y="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3.5cm" svg:x="1cm" svg:y="5.0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3.5cm" svg:x="1cm" svg:y="1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3.5cm" svg:x="1cm" svg:y="20.01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609cm" svg:height="0.609cm" svg:x="2cm" svg:y="26.574cm">
          <draw:image xlink:href="Pictures/10000001000000900000009082BDF1D493FF6C21.png" xlink:type="simple" xlink:show="embed" xlink:actuate="onLoad" draw:mime-type="image/png">
            <text:p/>
          </draw:image>
        </draw:frame>
        <draw:frame draw:style-name="gr4" draw:text-style-name="P3" draw:layer="layout" svg:width="4.193cm" svg:height="0.662cm" svg:x="2.5cm" svg:y="26.5cm">
          <draw:text-box>
            <text:p><text:span text:style-name="T1">@ordinobsolete2035</text:span></text:p>
          </draw:text-box>
        </draw:frame>
        <draw:frame draw:style-name="gr5" draw:text-style-name="P4" draw:layer="layout" svg:width="3.491cm" svg:height="0.683cm" svg:x="2.509cm" svg:y="27.433cm">
          <draw:text-box>
            <text:p><text:span text:style-name="T2">ordinobsolete.fr</text:span></text:p>
          </draw:text-box>
        </draw:frame>
        <draw:frame draw:style-name="gr3" draw:text-style-name="P1" draw:layer="layout" svg:width="0.636cm" svg:height="0.636cm" svg:x="2cm" svg:y="27.48cm">
          <draw:image xlink:href="Pictures/1000000100000080000000802E20980D8C405F5F.png" xlink:type="simple" xlink:show="embed" xlink:actuate="onLoad" draw:mime-type="image/png">
            <text:p/>
          </draw:image>
        </draw:frame>
        <draw:frame draw:style-name="gr6" draw:text-style-name="P5" draw:layer="layout" svg:width="4.21cm" svg:height="0.78cm" svg:x="15.25cm" svg:y="27.5cm">
          <draw:text-box>
            <text:p><text:span text:style-name="T3">NVIDIA to 2006</text:span></text:p>
          </draw:text-box>
        </draw:frame>
        <draw:frame draw:style-name="gr3" draw:text-style-name="P1" draw:layer="layout" svg:width="2.496cm" svg:height="2.496cm" svg:x="1.75cm" svg:y="1.75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4.754cm" svg:y="1.75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7.75cm" svg:y="1.754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10.75cm" svg:y="1.754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13.754cm" svg:y="1.754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16.754cm" svg:y="1.754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1.75cm" svg:y="9.25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4.754cm" svg:y="9.25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7.75cm" svg:y="9.254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10.75cm" svg:y="9.254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13.754cm" svg:y="9.254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16.754cm" svg:y="9.254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1.75cm" svg:y="16.75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4.754cm" svg:y="16.75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7.75cm" svg:y="16.754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10.75cm" svg:y="16.754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13.754cm" svg:y="16.754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16.754cm" svg:y="16.754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1.75cm" svg:y="5.5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4.754cm" svg:y="5.5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7.75cm" svg:y="5.504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10.75cm" svg:y="5.504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13.754cm" svg:y="5.504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16.754cm" svg:y="5.504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1.75cm" svg:y="13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4.754cm" svg:y="13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7.75cm" svg:y="13.004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10.75cm" svg:y="13.004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13.754cm" svg:y="13.004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16.754cm" svg:y="13.004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1.75cm" svg:y="20.5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4.754cm" svg:y="20.5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7.75cm" svg:y="20.504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10.75cm" svg:y="20.504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13.754cm" svg:y="20.504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3" draw:text-style-name="P1" draw:layer="layout" svg:width="2.496cm" svg:height="2.496cm" svg:x="16.754cm" svg:y="20.504cm">
          <draw:image xlink:href="Pictures/100000010000012700000127F555BABB90DA68DB.png" xlink:type="simple" xlink:show="embed" xlink:actuate="onLoad" draw:mime-type="image/png">
            <text:p/>
          </draw:image>
        </draw:frame>
        <draw:frame draw:style-name="gr7" draw:text-style-name="P6" draw:layer="layout" svg:width="14.75cm" svg:height="0.75cm" svg:x="1.25cm" svg:y="25cm">
          <draw:text-box>
            <text:p><text:span text:style-name="T4">Modified from: https://www.deviantart.com/salmanamd/art/Graphics-By-Nvidia-416335151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